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厂</text:span>石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9:40:59.352264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19:41:15.158336881</dc:date>
    <meta:editing-duration>P10DT7H51M47S</meta:editing-duration>
    <meta:editing-cycles>2045</meta:editing-cycles>
    <meta:generator>LibreOffice/7.6.7.2$Linux_X86_64 LibreOffice_project/60$Build-2</meta:generator>
    <meta:document-statistic meta:table-count="1" meta:cell-count="453" meta:object-count="0"/>
  </office:meta>
</office:document-meta>
</file>